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9.991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/>
    </style:style>
    <style:style style:name="ce2" style:family="table-cell" style:parent-style-name="Default" style:data-style-name="N0">
      <style:table-cell-properties fo:background-color="#cccccc"/>
      <style:text-properties style:font-name="Liberation Sans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7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fo:font-family="'Liberation Sans1'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family-asian="'Liberation Sans1'" style:font-size-asian="11pt" style:language-asian="zh" style:country-asian="CN" style:font-style-asian="normal" style:font-weight-asian="normal" style:font-family-complex="'Liberation Sans1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fo:font-family="'Liberation Sans1'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family-asian="'Liberation Sans1'" style:font-size-asian="11pt" style:language-asian="zh" style:country-asian="CN" style:font-style-asian="normal" style:font-weight-asian="normal" style:font-family-complex="'Liberation Sans1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'Liberation Sans1'" fo:font-size="11pt" fo:language="es" fo:country="PE" fo:font-style="normal" fo:text-shadow="none" style:text-underline-style="none" fo:font-weight="normal" style:text-underline-mode="continuous" style:text-overline-mode="continuous" style:text-line-through-mode="continuous" style:font-family-asian="'Liberation Sans1'" style:font-size-asian="11pt" style:language-asian="zh" style:country-asian="CN" style:font-style-asian="normal" style:font-weight-asian="normal" style:font-family-complex="'Liberation Sans1'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quito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6"/>
        <table:table-column table:style-name="co4" table:default-cell-style-name="ce6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.º INTR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.º TRAN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RA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GLOSA</text:p>
          </table:table-cell>
          <table:table-cell table:style-name="ce3" office:value-type="string" calcext:value-type="string">
            <text:p>TRAD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FUEN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amicaáca=nara-r++-∅</text:p>
          </table:table-cell>
          <table:table-cell office:value-type="string" calcext:value-type="string">
            <text:p>1S=un.día.de.distancia=bañar-MMT.PFV-EC</text:p>
          </table:table-cell>
          <table:table-cell office:value-type="string" calcext:value-type="string">
            <text:p>Mañana me baña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ara-r++-∅ <text:s text:c="2"/>amicaáca</text:p>
          </table:table-cell>
          <table:table-cell office:value-type="string" calcext:value-type="string">
            <text:p>1S=bañar-MMT.PFV-EC <text:s text:c="2"/>un.día.de.distancia</text:p>
          </table:table-cell>
          <table:table-cell office:value-type="string" calcext:value-type="string">
            <text:p>Mañana me bañar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ara-∅-cura <text:s text:c="2"/>amicaáca</text:p>
          </table:table-cell>
          <table:table-cell office:value-type="string" calcext:value-type="string">
            <text:p>1S=bañar-GNR.PFV-RPST <text:s text:c="2"/>un.día.de.distancia</text:p>
          </table:table-cell>
          <table:table-cell office:value-type="string" calcext:value-type="string">
            <text:p>Ayer yo me bañ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maqui-i-∅ <text:s text:c="2"/>icuani</text:p>
          </table:table-cell>
          <table:table-cell office:value-type="string" calcext:value-type="string">
            <text:p>DET <text:s text:c="2"/>dormir-IPFV-EC <text:s text:c="2"/>hombre</text:p>
          </table:table-cell>
          <table:table-cell office:value-type="string" calcext:value-type="string">
            <text:p>Ese hombre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uani <text:s text:c="2"/>maqui-i-∅</text:p>
          </table:table-cell>
          <table:table-cell office:value-type="string" calcext:value-type="string">
            <text:p>hombre <text:s text:c="2"/>dormir-IPFV-EC</text:p>
          </table:table-cell>
          <table:table-cell office:value-type="string" calcext:value-type="string">
            <text:p>Un hombre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icuani <text:s text:c="2"/>nu=maqui-i-∅</text:p>
          </table:table-cell>
          <table:table-cell office:value-type="string" calcext:value-type="string">
            <text:p>DET <text:s text:c="2"/>hombre <text:s text:c="2"/>3S=dormir-IPFV-EC</text:p>
          </table:table-cell>
          <table:table-cell office:value-type="string" calcext:value-type="string">
            <text:p>Ese hombre, él está durm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ime <text:s text:c="2"/>nu=pajuu-yaa-∅</text:p>
          </table:table-cell>
          <table:table-cell office:value-type="string" calcext:value-type="string">
            <text:p>Jaime <text:s text:c="2"/>3S=enseñar-IPFV-EC</text:p>
          </table:table-cell>
          <table:table-cell office:value-type="string" calcext:value-type="string">
            <text:p>Jaime está enseñ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sani-qui-∅ <text:s text:c="2"/>nuu</text:p>
          </table:table-cell>
          <table:table-cell office:value-type="string" calcext:value-type="string">
            <text:p>3S=tratar-GNR.PFV-EC <text:s text:c="2"/>3S</text:p>
          </table:table-cell>
          <table:table-cell office:value-type="string" calcext:value-type="string">
            <text:p>Él trató (hoy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sihuaan+-r++-∅</text:p>
          </table:table-cell>
          <table:table-cell office:value-type="string" calcext:value-type="string">
            <text:p>3S=llegar-MMT.PFV-EC</text:p>
          </table:table-cell>
          <table:table-cell office:value-type="string" calcext:value-type="string">
            <text:p>Él lleg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1-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nu=sihuaan+-maa-∅</text:p>
          </table:table-cell>
          <table:table-cell office:value-type="string" calcext:value-type="string">
            <text:p>mañana <text:s text:c="2"/>3S=llegar-REM.PFV-EC</text:p>
          </table:table-cell>
          <table:table-cell office:value-type="string" calcext:value-type="string">
            <text:p>Él llego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maqu+-cuaa-∅ <text:s text:c="2"/>tíira</text:p>
          </table:table-cell>
          <table:table-cell office:value-type="string" calcext:value-type="string">
            <text:p>3S=dormir-DEI2.PFV-EC <text:s text:c="2"/>allí</text:p>
          </table:table-cell>
          <table:table-cell office:value-type="string" calcext:value-type="string">
            <text:p>Él durmió allí (y ya no está ahí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a <text:s text:c="2"/>cu=asa-sahu++-∅ <text:s text:c="2"/>jaa</text:p>
          </table:table-cell>
          <table:table-cell office:value-type="string" calcext:value-type="string">
            <text:p>ya <text:s text:c="2"/>1S=comer-ALL.PFV-EC <text:s text:c="2"/>ya</text:p>
          </table:table-cell>
          <table:table-cell office:value-type="string" calcext:value-type="string">
            <text:p>Yo ya comí al lleg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p+=iisa-cuaa-∅ <text:s text:c="2"/>tíira</text:p>
          </table:table-cell>
          <table:table-cell office:value-type="string" calcext:value-type="string">
            <text:p>mañana <text:s text:c="2"/>1PL.INCL=orinar-DEI1-EC <text:s text:c="2"/>ahí</text:p>
          </table:table-cell>
          <table:table-cell office:value-type="string" calcext:value-type="string">
            <text:p>Nosotros fuimos ahí a orinar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+=iicua-r++-∅ <text:s text:c="2"/>Iquito=jina <text:s text:c="2"/>amicaáca</text:p>
          </table:table-cell>
          <table:table-cell office:value-type="string" calcext:value-type="string">
            <text:p>1P.INCL=ir-MMT.PFV-EC <text:s text:c="2"/>Iquitos=LOC <text:s text:c="2"/>un.día.de.distancia</text:p>
          </table:table-cell>
          <table:table-cell office:value-type="string" calcext:value-type="string">
            <text:p>Nosotros iremos a Iquitos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iicua-∅-quiaqu+ <text:s text:c="2"/>tíira <text:s text:c="2"/>naqui-cuura</text:p>
          </table:table-cell>
          <table:table-cell office:value-type="string" calcext:value-type="string">
            <text:p>1S=ir-GNR.PFV-DPST.NIP <text:s text:c="2"/>ahí <text:s text:c="2"/>bosque-DST</text:p>
          </table:table-cell>
          <table:table-cell office:value-type="string" calcext:value-type="string">
            <text:p>Yo fui ahí al bosque (hace mucho tiempo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=am+yaaqui-aariqu+tíira <text:s text:c="2"/>naqui-jina</text:p>
          </table:table-cell>
          <table:table-cell office:value-type="string" calcext:value-type="string">
            <text:p>1S=caminar-DPST.IPFV <text:s text:c="2"/>ahí <text:s text:c="2"/>bosque-LOC</text:p>
          </table:table-cell>
          <table:table-cell office:value-type="string" calcext:value-type="string">
            <text:p>Yo solía caminar ahí en el bos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iiqui-∅-aariqu+ <text:s text:c="2"/>Iquito-jina <text:s text:c="2"/>taríiyaajaa</text:p>
          </table:table-cell>
          <table:table-cell office:value-type="string" calcext:value-type="string">
            <text:p>3S=vivir-GNR.PFV-DPST.IPFV <text:s text:c="2"/>Iquito-LOC <text:s text:c="2"/>hace.mucho.tiempo</text:p>
          </table:table-cell>
          <table:table-cell office:value-type="string" calcext:value-type="string">
            <text:p>Él vivió en la ciudad de Iquitos hace mucho tie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ríi <text:s text:c="2"/>qui=muusi-∅-quiaqu+=yaa <text:s text:c="2"/>iina=jina <text:s text:c="2"/>aaca</text:p>
          </table:table-cell>
          <table:table-cell office:value-type="string" calcext:value-type="string">
            <text:p>antes <text:s text:c="2"/>1S=nadar-GNR.PFV-DPST.NIP=NWR <text:s text:c="2"/>DET=LOC <text:s text:c="2"/>agua</text:p>
          </table:table-cell>
          <table:table-cell office:value-type="string" calcext:value-type="string">
            <text:p>Yo nadé en esta agua hace mucho tie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ríi <text:s text:c="2"/>qui=ihu+ri-aariqu+=yaajaa</text:p>
          </table:table-cell>
          <table:table-cell office:value-type="string" calcext:value-type="string">
            <text:p>antes <text:s text:c="2"/>1S=estar.enfermo-DPST.IPFV=NWR</text:p>
          </table:table-cell>
          <table:table-cell office:value-type="string" calcext:value-type="string">
            <text:p>Yo estuve enfermo hace mucho tie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09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10.67cm" draw:caption-point-x="-0.61cm" draw:caption-point-y="1.51cm">
              <dc:date>2021-04-22T00:00:00</dc:date>
              <text:p text:style-name="P1"><text:span text:style-name="T1">I. adposicional?</text:span></text:p>
            </office:annotation>
          </table:table-cell>
          <table:table-cell office:value-type="string" calcext:value-type="string">
            <text:p>Ácari <text:s text:c="2"/>iina <text:s text:c="2"/>niínaqui, <text:s text:c="2"/>qui=suhuaata <text:s text:c="2"/>maqu+-r++-∅</text:p>
          </table:table-cell>
          <table:table-cell office:value-type="string" calcext:value-type="string">
            <text:p>ahora <text:s text:c="2"/>DET <text:s text:c="2"/>noche <text:s text:c="2"/>1S=bien <text:s text:c="2"/>dormir-MMT.PFV-EC</text:p>
          </table:table-cell>
          <table:table-cell office:value-type="string" calcext:value-type="string">
            <text:p>Esta noche yo voy a dormir bi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icaáca <text:s text:c="2"/>cu=ariicua-∅-cura</text:p>
          </table:table-cell>
          <table:table-cell office:value-type="string" calcext:value-type="string">
            <text:p>un.día.de.distancia <text:s text:c="2"/>1S=cantar-GNR.PFV-RPST</text:p>
          </table:table-cell>
          <table:table-cell office:value-type="string" calcext:value-type="string">
            <text:p>Ayer yo canté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icaáca <text:s text:c="2"/>p++ <text:s text:c="2"/>iicua-r++-∅</text:p>
          </table:table-cell>
          <table:table-cell office:value-type="string" calcext:value-type="string">
            <text:p>un.día.de.distancia <text:s text:c="2"/>1PL.INCL <text:s text:c="2"/>ir-MMT.PFV-EC</text:p>
          </table:table-cell>
          <table:table-cell office:value-type="string" calcext:value-type="string">
            <text:p>Mañana nosotros irem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23-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+=tiqui-aar++-∅ <text:s text:c="2"/>iina-jinacuma <text:s text:c="2"/>iíta</text:p>
          </table:table-cell>
          <table:table-cell office:value-type="string" calcext:value-type="string">
            <text:p>1P.INCL=entrar-ABL.PFV-EC <text:s text:c="2"/>DET-adentro <text:s text:c="2"/>casa</text:p>
          </table:table-cell>
          <table:table-cell office:value-type="string" calcext:value-type="string">
            <text:p>Nosotros entramos en esa ca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31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12.618cm" draw:caption-point-x="-0.61cm" draw:caption-point-y="1.51cm">
              <dc:date>2021-04-22T00:00:00</dc:date>
              <text:p text:style-name="P1"><text:span text:style-name="T1">I. adposicional?</text:span></text:p>
            </office:annotation>
          </table:table-cell>
          <table:table-cell office:value-type="string" calcext:value-type="string">
            <text:p>Ácari <text:s text:c="2"/>iina <text:s text:c="2"/>niínaqui <text:s text:c="2"/>quia=suhuaata <text:s text:c="2"/>maqu+-qui-∅</text:p>
          </table:table-cell>
          <table:table-cell office:value-type="string" calcext:value-type="string">
            <text:p>ahora <text:s text:c="2"/>DET <text:s text:c="2"/>noche <text:s text:c="2"/>2S=bien <text:s text:c="2"/>dormir-GNR.PFV-EC</text:p>
          </table:table-cell>
          <table:table-cell office:value-type="string" calcext:value-type="string">
            <text:p>Esta noche tú dormirás bi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ácari <text:s text:c="2"/>yahu++ni=jina <text:s text:c="2"/>quia=paj+-yaa-cuma</text:p>
          </table:table-cell>
          <table:table-cell office:value-type="string" calcext:value-type="string">
            <text:p>otro <text:s text:c="2"/>día-LOC <text:s text:c="2"/>2S=aprender-IPFV-POT</text:p>
          </table:table-cell>
          <table:table-cell office:value-type="string" calcext:value-type="string">
            <text:p>Un día tú estudiarí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1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ínaqui <text:s text:c="2"/>nu=ta <text:s text:c="2"/>cuhuasi-i-∅</text:p>
          </table:table-cell>
          <table:table-cell office:value-type="string" calcext:value-type="string">
            <text:p>noche <text:s text:c="2"/>3S=ANT.IPFV <text:s text:c="2"/>hablar-IPFV-EC</text:p>
          </table:table-cell>
          <table:table-cell office:value-type="string" calcext:value-type="string">
            <text:p>En la noche, él estaba habl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quit+-r++-∅ <text:s text:c="2"/>cuhuasiini</text:p>
          </table:table-cell>
          <table:table-cell office:value-type="string" calcext:value-type="string">
            <text:p>3S=parar-MMT.PFV-EC <text:s text:c="2"/>hablar.INF</text:p>
          </table:table-cell>
          <table:table-cell office:value-type="string" calcext:value-type="string">
            <text:p>Él paró de habl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a <text:s text:c="2"/>nu=iniica-qui-∅</text:p>
          </table:table-cell>
          <table:table-cell office:value-type="string" calcext:value-type="string">
            <text:p>ya <text:s text:c="2"/>3S=despertarse-GNR.PFV-EC</text:p>
          </table:table-cell>
          <table:table-cell office:value-type="string" calcext:value-type="string">
            <text:p>Él ya se despert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isiin++-yaa-∅</text:p>
          </table:table-cell>
          <table:table-cell office:value-type="string" calcext:value-type="string">
            <text:p>3S=toser-IPFV-EC</text:p>
          </table:table-cell>
          <table:table-cell office:value-type="string" calcext:value-type="string">
            <text:p>Él está tosie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asíjuu-yaa-∅</text:p>
          </table:table-cell>
          <table:table-cell office:value-type="string" calcext:value-type="string">
            <text:p>3S=estornudar-IPFV-EC</text:p>
          </table:table-cell>
          <table:table-cell office:value-type="string" calcext:value-type="string">
            <text:p>Él está estornudan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nu=ta <text:s text:c="2"/>n+ti-i-∅</text:p>
          </table:table-cell>
          <table:table-cell office:value-type="string" calcext:value-type="string">
            <text:p>mañana <text:s text:c="2"/>3S=ANT.IPFV <text:s text:c="2"/>correr-IPFV-EC</text:p>
          </table:table-cell>
          <table:table-cell office:value-type="string" calcext:value-type="string">
            <text:p>Él estaba corriendo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ríqui <text:s text:c="2"/>nu=n+t+-qui-∅</text:p>
          </table:table-cell>
          <table:table-cell office:value-type="string" calcext:value-type="string">
            <text:p>mañana <text:s text:c="2"/>3S=correr-GNR.PFV-EC</text:p>
          </table:table-cell>
          <table:table-cell office:value-type="string" calcext:value-type="string">
            <text:p>Él corrió en la mañ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a=iiqui-i-∅ <text:s text:c="2"/>najaaja <text:s text:c="2"/>qui=jata</text:p>
          </table:table-cell>
          <table:table-cell office:value-type="string" calcext:value-type="string">
            <text:p>2S=vivir-IPFV-EC <text:s text:c="2"/>también <text:s text:c="2"/>1S=COM</text:p>
          </table:table-cell>
          <table:table-cell office:value-type="string" calcext:value-type="string">
            <text:p>Tú también vives conmi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i (2009): pp. 4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ási <text:s text:c="2"/>picuu-∅-cura <text:s text:c="2"/>iíta-ca</text:p>
          </table:table-cell>
          <table:table-cell office:value-type="string" calcext:value-type="string">
            <text:p>lluvia <text:s text:c="2"/>mojar-GNR.PFV-RPST <text:s text:c="2"/>casa-PL</text:p>
          </table:table-cell>
          <table:table-cell office:value-type="string" calcext:value-type="string">
            <text:p>La lluvia mojó las casas (ayer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iqui-qui-∅ <text:s text:c="2"/>nuu</text:p>
          </table:table-cell>
          <table:table-cell office:value-type="string" calcext:value-type="string">
            <text:p>3S=ver-GNR.PFV-EC <text:s text:c="2"/>3S</text:p>
          </table:table-cell>
          <table:table-cell office:value-type="string" calcext:value-type="string">
            <text:p>Él/Ella lo/la vió (hoy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u=niqui-r+-∅</text:p>
          </table:table-cell>
          <table:table-cell office:value-type="string" calcext:value-type="string">
            <text:p>3S=3S=ver-MMT.PFV-EC</text:p>
          </table:table-cell>
          <table:table-cell office:value-type="string" calcext:value-type="string">
            <text:p>Él/Ella lo/la verá (mañana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ási <text:s text:c="2"/>picuu-∅-∅ <text:s text:c="2"/>iíta-ca</text:p>
          </table:table-cell>
          <table:table-cell office:value-type="string" calcext:value-type="string">
            <text:p>lluvia <text:s text:c="2"/>mojar-GNR.PFV-EC <text:s text:c="2"/>casa-PL</text:p>
          </table:table-cell>
          <table:table-cell office:value-type="string" calcext:value-type="string">
            <text:p>La lluvia mojó las casas (hoy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ási <text:s text:c="2"/>iíta-ca <text:s text:c="2"/>picuu-r++-∅</text:p>
          </table:table-cell>
          <table:table-cell office:value-type="string" calcext:value-type="string">
            <text:p>lluvia <text:s text:c="2"/>casa-PL <text:s text:c="2"/>mojar-MMT.PFV-EC</text:p>
          </table:table-cell>
          <table:table-cell office:value-type="string" calcext:value-type="string">
            <text:p>La lluvia mojará las casas (mañana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m+yaara <text:s text:c="2"/>s++naqui-∅-cura <text:s text:c="2"/>iína <text:s text:c="2"/>caaya</text:p>
          </table:table-cell>
          <table:table-cell office:value-type="string" calcext:value-type="string">
            <text:p>DET <text:s text:c="2"/>perro <text:s text:c="2"/>masticar/morder-GNR.PFV-RPST <text:s text:c="2"/>DET <text:s text:c="2"/>persona</text:p>
          </table:table-cell>
          <table:table-cell office:value-type="string" calcext:value-type="string">
            <text:p>Ese perro mordió a esa persona (ayer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iqui-∅-cura <text:s text:c="2"/>iina <text:s text:c="2"/>icuani</text:p>
          </table:table-cell>
          <table:table-cell office:value-type="string" calcext:value-type="string">
            <text:p>1S=ver-GNR.PFV-RPST <text:s text:c="2"/>DET <text:s text:c="2"/>hombre</text:p>
          </table:table-cell>
          <table:table-cell office:value-type="string" calcext:value-type="string">
            <text:p>Yo vi a ese hombre (ayer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ina <text:s text:c="2"/>m+saji <text:s text:c="2"/>nu=niqui-∅-cura <text:s text:c="2"/>amicaáca <text:s text:c="2"/>iina <text:s text:c="2"/>icuani</text:p>
          </table:table-cell>
          <table:table-cell office:value-type="string" calcext:value-type="string">
            <text:p>DET <text:s text:c="2"/>mujer <text:s text:c="2"/>3S=ver-GNR.PFV-RPST <text:s text:c="2"/>un.día.de.distancia <text:s text:c="2"/>DET <text:s text:c="2"/>hombre</text:p>
          </table:table-cell>
          <table:table-cell office:value-type="string" calcext:value-type="string">
            <text:p>Esa mujer vio a ese hombre ayer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ajuu-yaar++-∅ <text:s text:c="2"/>núquiica <text:s text:c="2"/>simiím+</text:p>
          </table:table-cell>
          <table:table-cell office:value-type="string" calcext:value-type="string">
            <text:p>3S=escribir-ABL.PFV-EC <text:s text:c="2"/>uno <text:s text:c="2"/>carta</text:p>
          </table:table-cell>
          <table:table-cell office:value-type="string" calcext:value-type="string">
            <text:p>Él escribió una carta y luego se fue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najuu-∅-cura <text:s text:c="2"/>iina <text:s text:c="2"/>simiím+</text:p>
          </table:table-cell>
          <table:table-cell office:value-type="string" calcext:value-type="string">
            <text:p>3S=escribir-GNR.PFV-RPST <text:s text:c="2"/>DET <text:s text:c="2"/>carta</text:p>
          </table:table-cell>
          <table:table-cell office:value-type="string" calcext:value-type="string">
            <text:p>Él escribió esta carta (en el pasado reciente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icaáca <text:s text:c="2"/>qui=iyarácata <text:s text:c="2"/>asa-r++-∅ <text:s text:c="2"/>pápaaja</text:p>
          </table:table-cell>
          <table:table-cell office:value-type="string" calcext:value-type="string">
            <text:p>un.día.de.distancia <text:s text:c="2"/>1S=rápidamente <text:s text:c="2"/>comer-MMT.PFV-EC <text:s text:c="2"/>pescado</text:p>
          </table:table-cell>
          <table:table-cell office:value-type="string" calcext:value-type="string">
            <text:p>Mañana yo comeré pescado rápidamente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pani-qui-∅ <text:s text:c="2"/>núquiica <text:s text:c="2"/>anitáaqui</text:p>
          </table:table-cell>
          <table:table-cell office:value-type="string" calcext:value-type="string">
            <text:p>1S=buscar-GNR.PFV-EC <text:s text:c="2"/>un <text:s text:c="2"/>pecarí</text:p>
          </table:table-cell>
          <table:table-cell office:value-type="string" calcext:value-type="string">
            <text:p>Yo busqué al pecarí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siimita-a-∅ <text:s text:c="2"/>iina <text:s text:c="2"/>simiím+</text:p>
          </table:table-cell>
          <table:table-cell office:value-type="string" calcext:value-type="string">
            <text:p>3S=leer-IPFV-EC <text:s text:c="2"/>DET <text:s text:c="2"/>libro</text:p>
          </table:table-cell>
          <table:table-cell office:value-type="string" calcext:value-type="string">
            <text:p>Él está leyendo ese libro (él va a estar leyendo este libro ahora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núquiica <text:s text:c="2"/>anitáaqui <text:s text:c="2"/>pani-maa-∅ <text:s text:c="2"/>cu=amuuni=iira <text:s text:c="2"/>nuu</text:p>
          </table:table-cell>
          <table:table-cell office:value-type="string" calcext:value-type="string">
            <text:p>1S=uno <text:s text:c="2"/>pecarí <text:s text:c="2"/>buscar-REM.PFV-EC <text:s text:c="2"/>1S=matar.INF=GOAL <text:s text:c="2"/>3S</text:p>
          </table:table-cell>
          <table:table-cell office:value-type="string" calcext:value-type="string">
            <text:p>Yo buscaré un pecarí para matar (un mes después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u=raati-qui-∅ <text:s text:c="2"/>itíniija</text:p>
          </table:table-cell>
          <table:table-cell office:value-type="string" calcext:value-type="string">
            <text:p>3S=tomar-GNR.PFV-EC <text:s text:c="2"/>masato</text:p>
          </table:table-cell>
          <table:table-cell office:value-type="string" calcext:value-type="string">
            <text:p>Él tomó masato (más temprano hoy)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Ácari <text:s text:c="2"/>iina <text:s text:c="2"/>niínaqui <text:s text:c="2"/>nu=itíniija <text:s text:c="2"/>raati-qui-∅</text:p>
          </table:table-cell>
          <table:table-cell office:value-type="string" calcext:value-type="string">
            <text:p>ahora <text:s text:c="2"/>DET <text:s text:c="2"/>noche <text:s text:c="2"/>3S=masato <text:s text:c="2"/>tomar-GNR.PFV-EC</text:p>
          </table:table-cell>
          <table:table-cell office:value-type="string" calcext:value-type="string">
            <text:p>Esta noche él va a tomar masat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uardo <text:s text:c="2"/>raati-i-∅ <text:s text:c="2"/>iina <text:s text:c="2"/>ácari=yaa <text:s text:c="2"/>jaari</text:p>
          </table:table-cell>
          <table:table-cell office:value-type="string" calcext:value-type="string">
            <text:p>Eduardo <text:s text:c="2"/>beber-IPFV-EC <text:s text:c="2"/>DET <text:s text:c="2"/>ahora=NWR <text:s text:c="2"/>ya</text:p>
          </table:table-cell>
          <table:table-cell office:value-type="string" calcext:value-type="string">
            <text:p>Eduardo va a beberlo ahorita mism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119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25.762cm" draw:caption-point-x="-0.61cm" draw:caption-point-y="1.51cm">
              <dc:date>2021-04-22T00:00:00</dc:date>
              <text:p text:style-name="P1"><text:span text:style-name="T1">I. posesivo</text:span></text:p>
              <text:p text:style-name="P1"><text:span text:style-name="T1"/></text:p>
            </office:annotation>
          </table:table-cell>
          <table:table-cell office:value-type="string" calcext:value-type="string">
            <text:p>Taana <text:s text:c="2"/>casiiri-jina, <text:s text:c="2"/>qui=mii-∅-cura <text:s text:c="2"/>qui-minga</text:p>
          </table:table-cell>
          <table:table-cell office:value-type="string" calcext:value-type="string">
            <text:p>otro <text:s text:c="2"/>luna-LOC <text:s text:c="2"/>1S=hacer-GNR.PFV-RPST <text:s text:c="2"/>1S-minga</text:p>
          </table:table-cell>
          <table:table-cell office:value-type="string" calcext:value-type="string">
            <text:p>El otro mes, yo hice mi minga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1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ácari <text:s text:c="2"/>yahu++ni=jina <text:s text:c="2"/>quia=cuhuaa <text:s text:c="2"/>amuu-yaa-cuma</text:p>
          </table:table-cell>
          <table:table-cell office:value-type="string" calcext:value-type="string">
            <text:p>otro <text:s text:c="2"/>día-LOC <text:s text:c="2"/>2S=carne <text:s text:c="2"/>matar-IPFV-POT</text:p>
          </table:table-cell>
          <table:table-cell office:value-type="string" calcext:value-type="string">
            <text:p>Un día tú matarás animale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1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ui=saaqu++nii-yaa-∅ <text:s text:c="2"/>quiaja <text:s text:c="2"/>Don <text:s text:c="2"/>Leo</text:p>
          </table:table-cell>
          <table:table-cell office:value-type="string" calcext:value-type="string">
            <text:p>1S=contar-IPFV-EC <text:s text:c="2"/>2S <text:s text:c="2"/>Don <text:s text:c="2"/>Leo</text:p>
          </table:table-cell>
          <table:table-cell office:value-type="string" calcext:value-type="string">
            <text:p>Le voy a contar a usted, Don Le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70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27.223cm" draw:caption-point-x="-0.61cm" draw:caption-point-y="1.51cm">
              <dc:date>2021-04-22T00:00:00</dc:date>
              <text:p text:style-name="P1"><text:span text:style-name="T1">I. posesivo</text:span></text:p>
              <text:p text:style-name="P1"><text:span text:style-name="T1"/></text:p>
            </office:annotation>
          </table:table-cell>
          <table:table-cell office:value-type="string" calcext:value-type="string">
            <text:p>Qui=pariijata-aariqu+ <text:s text:c="2"/>qui-niiyaca <text:s text:c="2"/>tarahuaajuuni</text:p>
          </table:table-cell>
          <table:table-cell office:value-type="string" calcext:value-type="string">
            <text:p>1S=ayudar-DPST.IPFV <text:s text:c="2"/>1S-esposo <text:s text:c="2"/>trabajar.INF</text:p>
          </table:table-cell>
          <table:table-cell office:value-type="string" calcext:value-type="string">
            <text:p>Yo ayudé a mi esposo a trabajar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iíjija <text:s text:c="2"/>quia=nu=turut++-∅-∅ <text:s text:c="2"/>iina <text:s text:c="2"/>canuú</text:p>
          </table:table-cell>
          <table:table-cell office:value-type="string" calcext:value-type="string">
            <text:p>luego <text:s text:c="2"/>2S=3S=secar-PFV-EC <text:s text:c="2"/>DET <text:s text:c="2"/>pasto.cambira</text:p>
          </table:table-cell>
          <table:table-cell office:value-type="string" calcext:value-type="string">
            <text:p>Luego, tú secas el pasto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aari <text:s text:c="2"/>quia=iinii-∅-∅ <text:s text:c="2"/>nuu</text:p>
          </table:table-cell>
          <table:table-cell office:value-type="string" calcext:value-type="string">
            <text:p>ese.momento <text:s text:c="2"/>2S=girar-PFV-EC <text:s text:c="2"/>3S</text:p>
          </table:table-cell>
          <table:table-cell office:value-type="string" calcext:value-type="string">
            <text:p>tú lo gira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4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aari <text:s text:c="2"/>quia=taani-∅-∅ <text:s text:c="2"/>nuu</text:p>
          </table:table-cell>
          <table:table-cell office:value-type="string" calcext:value-type="string">
            <text:p>ese.momento <text:s text:c="2"/>2S=ondear-PFV-EC <text:s text:c="2"/>3S</text:p>
          </table:table-cell>
          <table:table-cell office:value-type="string" calcext:value-type="string">
            <text:p>luego, tú lo ondea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tiíjija <text:s text:c="2"/>quia=nu-aniinaca <text:s text:c="2"/>mii-∅-∅</text:p>
          </table:table-cell>
          <table:table-cell office:value-type="string" calcext:value-type="string">
            <text:p>después <text:s text:c="2"/>2S=3S-brazos <text:s text:c="2"/>hacer-PFV-EC</text:p>
          </table:table-cell>
          <table:table-cell office:value-type="string" calcext:value-type="string">
            <text:p>luego, le haces sus asa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Lai (2009): pp. 505</text:p>
          </table:table-cell>
          <table:table-cell table:number-columns-repeated="1018"/>
        </table:table-row>
        <table:table-row table:style-name="ro1">
          <table:table-cell>
            <office:annotation draw:style-name="gr1" draw:text-style-name="P2" svg:width="2.899cm" svg:height="1.799cm" svg:x="2.6cm" svg:y="29.657cm" draw:caption-point-x="-0.61cm" draw:caption-point-y="1.51cm">
              <dc:date>2021-04-22T00:00:00</dc:date>
              <text:p text:style-name="P1"><text:span text:style-name="T1">Iwen como proclítico</text:span></text:p>
            </office:annotation>
          </table:table-cell>
          <table:table-cell office:value-type="string" calcext:value-type="string">
            <text:p>Acáami <text:s text:c="2"/>Iwen=raati-∅-quiaqu+=yaa <text:s text:c="2"/>nu=amaqu+=iira</text:p>
          </table:table-cell>
          <table:table-cell office:value-type="string" calcext:value-type="string">
            <text:p>río.arriba <text:s text:c="2"/>Iwen=tomar-GNR.PFV-DPST.NIP=NWR <text:s text:c="2"/>3S=camino=GOAL</text:p>
          </table:table-cell>
          <table:table-cell office:value-type="string" calcext:value-type="string">
            <text:p>Ahí mismo Iwen bebió antes de su viaje</text:p>
          </table:table-cell>
          <table:table-cell/>
          <table:table-cell office:value-type="string" calcext:value-type="string">
            <text:p>Lai (2009): pp. 88-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ana <text:s text:c="2"/>amariaana-jina, <text:s text:c="2"/>cana=p+ca-r++-quiaqu+ <text:s text:c="2"/>tarahuajuuni</text:p>
          </table:table-cell>
          <table:table-cell office:value-type="string" calcext:value-type="string">
            <text:p>otro <text:s text:c="2"/>año-LOC <text:s text:c="2"/>1P.EXCL=terminar-MMT.PFV-DPST.NIP <text:s text:c="2"/>trabajo</text:p>
          </table:table-cell>
          <table:table-cell office:value-type="string" calcext:value-type="string">
            <text:p>Nosotros terminamos el trabajo algún año en el pasado</text:p>
          </table:table-cell>
          <table:table-cell/>
          <table:table-cell office:value-type="string" calcext:value-type="string">
            <text:p>Lai (2009): pp. 128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quito.A7:iquito.AMJ6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00:24:44.804000000</meta:creation-date>
    <dc:date>2021-07-16T00:26:29.699000000</dc:date>
    <meta:editing-duration>PT1M45S</meta:editing-duration>
    <meta:editing-cycles>1</meta:editing-cycles>
    <meta:document-statistic meta:table-count="1" meta:cell-count="310" meta:object-count="0"/>
    <meta:generator>LibreOffice/7.0.4.2$Windows_X86_64 LibreOffice_project/dcf040e67528d9187c66b2379df5ea4407429775</meta:generator>
  </office:meta>
</office:document-meta>
</file>